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B Nazanin" officeooo:rsid="001d92a8" officeooo:paragraph-rsid="001d92a8" style:font-name-complex="B Nazanin" style:font-size-complex="14pt"/>
    </style:style>
    <style:style style:name="P2" style:family="paragraph" style:parent-style-name="Standard">
      <style:paragraph-properties fo:text-align="justify" style:justify-single-word="false" style:writing-mode="rl-tb"/>
      <style:text-properties style:font-name="B Nazanin" officeooo:rsid="001dda50" officeooo:paragraph-rsid="001dda50" style:font-name-complex="B Nazanin" style:font-size-complex="14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rsid="001fbab4" officeooo:paragraph-rsid="001fbab4" style:font-name-complex="B Nazanin"/>
    </style:style>
    <style:style style:name="P4" style:family="paragraph" style:parent-style-name="Standard">
      <style:paragraph-properties fo:text-align="center" style:justify-single-word="false" style:writing-mode="rl-tb"/>
      <style:text-properties style:font-name="B Nazanin" fo:font-weight="bold" officeooo:rsid="001d92a8" officeooo:paragraph-rsid="001d92a8" style:font-weight-asian="bold" style:font-name-complex="B Nazanin" style:font-size-complex="14pt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text-position="0% 100%" style:font-name="B Nazanin" officeooo:rsid="001e689e" officeooo:paragraph-rsid="001e689e" style:font-name-complex="B Nazanin" style:font-size-complex="14pt"/>
    </style:style>
    <style:style style:name="P6" style:family="paragraph" style:parent-style-name="Standard">
      <style:paragraph-properties fo:text-align="end" style:justify-single-word="false" style:writing-mode="rl-tb"/>
      <style:text-properties style:text-position="0% 100%" style:font-name="B Nazanin" officeooo:rsid="001fbab4" officeooo:paragraph-rsid="001fbab4" style:font-name-complex="B Nazanin" style:font-size-complex="14pt"/>
    </style:style>
    <style:style style:name="P7" style:family="paragraph" style:parent-style-name="Standard" style:list-style-name="L1">
      <style:paragraph-properties fo:text-align="justify" style:justify-single-word="false" style:writing-mode="rl-tb"/>
      <style:text-properties style:font-name="B Nazanin" officeooo:paragraph-rsid="001dda50" style:font-name-complex="B Nazanin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style:font-name="B Nazanin" officeooo:paragraph-rsid="001e689e" style:font-name-complex="B Nazanin" style:font-size-complex="14pt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style:font-name="B Nazanin" officeooo:rsid="001e689e" officeooo:paragraph-rsid="001e689e" style:font-name-complex="B Nazanin"/>
    </style:style>
    <style:style style:name="P10" style:family="paragraph" style:parent-style-name="Standard" style:list-style-name="L1">
      <style:paragraph-properties fo:text-align="end" style:justify-single-word="false" style:writing-mode="rl-tb"/>
      <style:text-properties style:text-position="0% 100%" style:font-name="B Nazanin" officeooo:rsid="001e689e" officeooo:paragraph-rsid="001e689e" style:font-name-complex="B Nazanin" style:font-size-complex="14pt"/>
    </style:style>
    <style:style style:name="P11" style:family="paragraph" style:parent-style-name="Standard">
      <style:paragraph-properties fo:text-align="justify" style:justify-single-word="false" style:writing-mode="rl-tb"/>
      <style:text-properties officeooo:paragraph-rsid="001dda50"/>
    </style:style>
    <style:style style:name="T1" style:family="text">
      <style:text-properties officeooo:rsid="001e689e"/>
    </style:style>
    <style:style style:name="T2" style:family="text">
      <style:text-properties style:text-position="0% 100%" officeooo:rsid="001a64bf"/>
    </style:style>
    <style:style style:name="T3" style:family="text">
      <style:text-properties style:text-position="0% 100%" officeooo:rsid="001b86d3"/>
    </style:style>
    <style:style style:name="T4" style:family="text">
      <style:text-properties style:text-position="0% 100%" style:font-size-complex="14pt"/>
    </style:style>
    <style:style style:name="T5" style:family="text">
      <style:text-properties style:text-position="0% 100%" officeooo:rsid="001a64bf" style:font-size-complex="14pt"/>
    </style:style>
    <style:style style:name="T6" style:family="text">
      <style:text-properties style:text-position="0% 100%" officeooo:rsid="001b86d3" style:font-size-complex="14pt"/>
    </style:style>
    <style:style style:name="T7" style:family="text">
      <style:text-properties style:text-position="0% 100%" fo:font-weight="bold" style:font-weight-asian="bold" style:font-size-complex="14pt" style:font-weight-complex="bold"/>
    </style:style>
    <style:style style:name="T8" style:family="text">
      <style:text-properties style:text-position="0% 100%" fo:font-weight="normal" style:font-weight-asian="normal" style:font-size-complex="14pt" style:font-weight-complex="normal"/>
    </style:style>
    <style:style style:name="T9" style:family="text">
      <style:text-properties style:font-name="B Nazanin" style:font-name-complex="B Nazanin"/>
    </style:style>
    <style:style style:name="T10" style:family="text">
      <style:text-properties style:font-name="B Nazanin" officeooo:rsid="001e689e" style:font-name-complex="B Nazanin"/>
    </style:style>
    <style:style style:name="T11" style:family="text">
      <style:text-properties style:font-name="B Nazanin" officeooo:rsid="001dda50" style:font-name-complex="B Nazanin" style:font-size-complex="14pt"/>
    </style:style>
    <style:style style:name="T12" style:family="text">
      <style:text-properties style:font-name="B Nazanin" officeooo:rsid="0022a742" style:font-name-complex="B Nazanin" style:font-size-complex="14pt"/>
    </style:style>
    <style:style style:name="T13" style:family="text">
      <style:text-properties officeooo:rsid="001d92a8" style:font-size-complex="14pt"/>
    </style:style>
    <style:style style:name="T14" style:family="text">
      <style:text-properties officeooo:rsid="001dda50" style:font-size-complex="14pt"/>
    </style:style>
    <style:style style:name="T15" style:family="text">
      <style:text-properties officeooo:rsid="0022a74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4">گزارش سؤال ۷</text:p>
      <text:p text:style-name="P1"/>
      <text:p text:style-name="P11"><text:span text:style-name="T11">سعی شده است کد تحویلی تا حد ممکن خوانا و واضح زده شود. </text:span><text:span text:style-name="T12">همچنین سیر پیشرفت کار در تاریخچه git موجود است.</text:span><text:span text:style-name="T11"> در عین حال، </text:span><text:span text:style-name="T12">در </text:span><text:span text:style-name="T11">این </text:span><text:span text:style-name="T12">مستند</text:span><text:span text:style-name="T11"> توضیحاتی در مورد پاسخ ارائه </text:span><text:span text:style-name="T12">می‌شو</text:span><text:span text:style-name="T11">د.</text:span></text:p>
      <text:p text:style-name="P2"><text:span text:style-name="T1">جز</text:span><text:span text:style-name="T10">ئیات</text:span><text:span text:style-name="T9"> پیاده‌سازی:</text:span></text:p>
      <text:list xml:id="list3691293755" text:style-name="L1">
        <text:list-item>
          <text:p text:style-name="P7"><text:span text:style-name="T13">برای اینکه اعداد رندم از توزیع نمایی و یکنواخت بتوان انتخاب کرد، از تابع رندم کتابخانه numpy استفاده شده </text:span><text:span text:style-name="T14">است.</text:span></text:p>
        </text:list-item>
        <text:list-item>
          <text:p text:style-name="P8"><text:span text:style-name="T2">برای سرعت اجرای بهتر، اجراها در </text:span><text:span text:style-name="T3">۸</text:span><text:span text:style-name="T2"> ترد موازی انجام می‌شوند.</text:span></text:p>
          <text:list>
            <text:list-item>
              <text:p text:style-name="P9"><text:span text:style-name="T5">این عدد توسط ثابت CONCURRENCY_</text:span><text:span text:style-name="T6">FACTOR</text:span><text:span text:style-name="T5"> قابل تغییر است.</text:span></text:p>
            </text:list-item>
          </text:list>
        </text:list-item>
        <text:list-item>
          <text:p text:style-name="P9"><text:span text:style-name="T5">ع</text:span><text:span text:style-name="T4">لاوه بر تعداد آزمایش‌ها، به عنوان ورودی طول مدت اجرا نیز گرفته می‌شود.</text:span></text:p>
          <text:list>
            <text:list-item>
              <text:p text:style-name="P10">این عدد مشخص می‌کند که سیستم در هربار اجرا تا چه مدت به شبیه‌سازی ادامه دهد.</text:p>
            </text:list-item>
          </text:list>
        </text:list-item>
      </text:list>
      <text:p text:style-name="P5"/>
      <text:p text:style-name="P6">نتیجه شبیه‌سازی:</text:p>
      <text:p text:style-name="P3"><text:span text:style-name="T4">با ۱۰۰ بار اجرای آزمایش و هرکدام به طول ۱ میلیون واحد زمانی، میزان Steady Availability برابر </text:span><text:span text:style-name="T7">۹۹.۹۶۲۶٪ </text:span><text:span text:style-name="T8">به دست آمد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21:40:37.189829349</meta:creation-date>
    <dc:date>2021-01-25T23:03:44.723477579</dc:date>
    <meta:editing-duration>PT1H1M57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1" meta:paragraph-count="11" meta:word-count="137" meta:character-count="696" meta:non-whitespace-character-count="575"/>
  </office:meta>
</office:document-meta>
</file>